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10000038EF4FD22B2.png" manifest:media-type="image/png"/>
  <manifest:file-entry manifest:full-path="Pictures/10000001000006C30000039312DE2D5D.png" manifest:media-type="image/png"/>
  <manifest:file-entry manifest:full-path="Pictures/10000001000006C000000387B8F3E5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-2.838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-5.933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051cm" svg:x="1cm" svg:y="5.808cm">
          <draw:image xlink:href="Pictures/10000001000006C10000038EF4FD22B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9.257cm" svg:height="21.907cm" svg:x="0.682cm" svg:y="5.445cm">
          <draw:image xlink:href="Pictures/10000001000006C30000039312DE2D5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18.999cm" svg:height="15.404cm" svg:x="1.001cm" svg:y="7.667cm">
          <draw:image xlink:href="Pictures/10000001000006C000000387B8F3E5F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0T21:18:15.746000000</meta:creation-date>
    <dc:date>2024-08-20T21:20:12.306000000</dc:date>
    <meta:editing-duration>PT1M57S</meta:editing-duration>
    <meta:editing-cycles>1</meta:editing-cycles>
    <meta:document-statistic meta:object-count="3"/>
    <meta:generator>LibreOffice/24.2.5.2$Windows_X86_64 LibreOffice_project/bffef4ea93e59bebbeaf7f431bb02b1a39ee8a59</meta:generator>
  </office:meta>
</office:document-meta>
</file>